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e5b" officeooo:paragraph-rsid="00057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grad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4:08:38.066526630</meta:creation-date>
    <dc:date>2023-03-07T14:08:51.164339166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7.2$Linux_X86_64 LibreOffice_project/30$Build-2</meta:generator>
  </office:meta>
</office:document-meta>
</file>